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M1 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Params estimation</text:p>
          </table:table-cell>
          <table:table-cell office:value-type="string" calcext:value-type="string">
            <text:p>N = 500</text:p>
          </table:table-cell>
        </table:table-row>
        <table:table-row table:style-name="ro1">
          <table:table-cell office:value-type="string" calcext:value-type="string">
            <text:p>2som/cercle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som/courbe_0000 (co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_list/2som_1D_lissa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3" calcext:value-type="float">
            <text:p>0.9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neau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9" calcext:value-type="float">
            <text:p>0.9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8:37:46.691546951</meta:creation-date>
    <dc:date>2023-01-12T13:35:02.486562004</dc:date>
    <meta:editing-duration>PT18H57M13S</meta:editing-duration>
    <meta:editing-cycles>7</meta:editing-cycles>
    <meta:generator>LibreOffice/6.4.7.2$Linux_X86_64 LibreOffice_project/40$Build-2</meta:generator>
    <meta:document-statistic meta:table-count="1" meta:cell-count="18" meta:object-count="0"/>
  </office:meta>
</office:document-meta>
</file>